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5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252in" svg:height="1.5039in" svg:x="0.8949in" svg:y="2.4634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839in" svg:y="3.4594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6236in" svg:x="0.9185in" svg:y="5.016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972in" svg:height="2.1614in" svg:x="2.6819in" svg:y="4.9409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3.111in" svg:x="0.9488in" svg:y="6.6197in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0.4213in" svg:height="2.8094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0.5157in" svg:height="4.6331in" svg:x="10.0886in" svg:y="3.5921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0.4213in" svg:height="1.3327in" svg:x="10.0776in" svg:y="8.260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252in" svg:height="0.4591in" svg:x="2.7425in" svg:y="7.883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252in" svg:height="0.6in" svg:x="2.715in" svg:y="9.072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3" office:value-type="string">
            <text:p>Speadsheet+ Eclipse tools</text:p>
          </table:table-cell>
          <table:table-cell table:style-name="ce8"/>
          <table:table-cell table:style-name="ce15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</text:p>
          </table:table-cell>
          <table:table-cell table:style-name="ce8"/>
          <table:table-cell table:style-name="ce14" office:value-type="string">
            <text:p>Papyrus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4" office:value-type="string">
            <text:p>ERTMS Formal Specs</text:p>
          </table:table-cell>
          <table:table-cell table:style-name="ce8"/>
          <table:table-cell table:style-name="ce15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5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 office:value-type="string">
            <text:p>Polarsys Tools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5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5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.6in" fo:page-height="6.4in" style:num-format="1" style:print-orientation="landscape" fo:margin-top="0in" fo:margin-bottom="0in" fo:margin-left="0in" fo:margin-right="0in" style:shadow="none" fo:background-color="transparent" style:scale-to-pages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T10:59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02T11:00:34</dc:date>
    <dc:creator>Michael Jastram</dc:creator>
    <meta:editing-duration>PT2H9M33S</meta:editing-duration>
    <meta:editing-cycles>30</meta:editing-cycles>
    <meta:generator>LibreOffice/4.0.2.2$Linux_X86_64 LibreOffice_project/400m0$Build-2</meta:generator>
    <meta:document-statistic meta:table-count="1" meta:cell-count="41" meta:object-count="10"/>
  </office:meta>
</office:document-meta>
</file>